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&amp;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9.02">
            <text:p>139,02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55.864721464792">
            <text:p>$155,86</text:p>
          </table:table-cell>
          <table:table-cell table:style-name="ce5" table:formula="of:=[.F2]-[.B3]/[.B4]" office:value-type="currency" office:currency="USD" office:value="146.931003885541">
            <text:p>$146,93</text:p>
          </table:table-cell>
          <table:table-cell table:style-name="ce15" table:formula="of:=[.G2]/1.13" office:value-type="currency" office:currency="EUR" office:value="130.027437066851">
            <text:p>130,0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1.7">
            <text:p>21,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119.46534804652">
            <text:p>$119,47</text:p>
          </table:table-cell>
          <table:table-cell table:style-name="ce7" table:formula="of:=[.F3]-[.B3]/[.B4]" office:value-type="currency" office:currency="USD" office:value="110.531630467269">
            <text:p>$110,53</text:p>
          </table:table-cell>
          <table:table-cell table:style-name="ce16" table:formula="of:=[.G3]/1.13" office:value-type="currency" office:currency="EUR" office:value="97.8156021834237">
            <text:p>97,8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7.9055472424338">
            <text:p>97,9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429">
            <text:p>2,42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3.5741642116537">
            <text:p>$83,57</text:p>
          </table:table-cell>
          <table:table-cell table:style-name="ce14" table:formula="of:=[.F4]-[.B3]/[.B4]" office:value-type="currency" office:currency="USD" office:value="74.640446632403">
            <text:p>$74,64</text:p>
          </table:table-cell>
          <table:table-cell table:style-name="ce17" table:formula="of:=[.G4]/1.13" office:value-type="currency" office:currency="EUR" office:value="66.0534925950469">
            <text:p>66,0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47">
            <text:p>$5,4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735">
            <text:p>$2,74</text:p>
          </table:table-cell>
          <table:table-cell table:style-name="ce5"/>
          <table:table-cell table:style-name="ce5" table:formula="of:=[.B8]/(1+[.D2])^(1/4)" office:value-type="currency" office:currency="USD" office:value="2.69544741921473">
            <text:p>$2,70</text:p>
          </table:table-cell>
          <table:table-cell table:style-name="ce7" table:formula="of:=[.B5]/2" office:value-type="currency" office:currency="USD" office:value="2.735">
            <text:p>$2,74</text:p>
          </table:table-cell>
          <table:table-cell table:style-name="ce7"/>
          <table:table-cell table:style-name="ce7" table:formula="of:=[.E8]/(1+[.D3])^(1/4)" office:value-type="currency" office:currency="USD" office:value="2.68288088856891">
            <text:p>$2,68</text:p>
          </table:table-cell>
          <table:table-cell table:style-name="ce8" table:formula="of:=[.B5]/2" office:value-type="currency" office:currency="USD" office:value="2.735">
            <text:p>$2,74</text:p>
          </table:table-cell>
          <table:table-cell table:style-name="ce8"/>
          <table:table-cell table:style-name="ce8" table:formula="of:=[.H8]/(1+[.D4])^(1/4)" office:value-type="currency" office:currency="USD" office:value="2.67060193526471">
            <text:p>$2,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9076">
            <text:p>$5,91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5.57320754716981">
            <text:p>$5,57</text:p>
          </table:table-cell>
          <table:table-cell table:formula="of:=[.B5]*(1+[.F9])" office:value-type="currency" office:currency="USD" office:value="5.82555">
            <text:p>$5,83</text:p>
          </table:table-cell>
          <table:table-cell office:value-type="percentage" office:value="0.065">
            <text:p>6,50%</text:p>
          </table:table-cell>
          <table:table-cell table:formula="of:=[.E9]/(1+[.$D$3])^[.A9]" office:value-type="currency" office:currency="USD" office:value="5.39402777777778">
            <text:p>$5,39</text:p>
          </table:table-cell>
          <table:table-cell table:formula="of:=[.B5]*(1+[.I9])" office:value-type="currency" office:currency="USD" office:value="5.6888">
            <text:p>$5,69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USD" office:value="5.17163636363636">
            <text:p>$5,1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262056">
            <text:p>$6,26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5.57320754716981">
            <text:p>$5,57</text:p>
          </table:table-cell>
          <table:table-cell table:formula="of:=[.E9]*(1+[.F10])" office:value-type="currency" office:currency="USD" office:value="6.1168275">
            <text:p>$6,12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5.24419367283951">
            <text:p>$5,24</text:p>
          </table:table-cell>
          <table:table-cell table:formula="of:=[.H9]*(1+[.I10])" office:value-type="currency" office:currency="USD" office:value="5.859464">
            <text:p>$5,86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4.84253223140496">
            <text:p>$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63777936">
            <text:p>$6,64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5.57320754716981">
            <text:p>$5,57</text:p>
          </table:table-cell>
          <table:table-cell table:formula="of:=[.E10]*(1+[.F11])" office:value-type="currency" office:currency="USD" office:value="6.422668875">
            <text:p>$6,42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5.09852162637174">
            <text:p>$5,10</text:p>
          </table:table-cell>
          <table:table-cell table:formula="of:=[.H10]*(1+[.I11])" office:value-type="currency" office:currency="USD" office:value="6.03524792">
            <text:p>$6,04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4.53437108940646">
            <text:p>$4,5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0360461216">
            <text:p>$7,0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5.57320754716981">
            <text:p>$5,57</text:p>
          </table:table-cell>
          <table:table-cell table:formula="of:=[.E11]*(1+[.F12])" office:value-type="currency" office:currency="USD" office:value="6.67957563">
            <text:p>$6,68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4.90968749206168">
            <text:p>$4,91</text:p>
          </table:table-cell>
          <table:table-cell table:formula="of:=[.H11]*(1+[.I12])" office:value-type="currency" office:currency="USD" office:value="6.1559528784">
            <text:p>$6,16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20459864654054">
            <text:p>$4,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458208888896">
            <text:p>$7,46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5.57320754716981">
            <text:p>$5,57</text:p>
          </table:table-cell>
          <table:table-cell table:formula="of:=[.E12]*(1+[.F13])" office:value-type="currency" office:currency="USD" office:value="7.0135544115">
            <text:p>$7,01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4.77330728394885">
            <text:p>$4,77</text:p>
          </table:table-cell>
          <table:table-cell table:formula="of:=[.H12]*(1+[.I13])" office:value-type="currency" office:currency="USD" office:value="6.217512407184">
            <text:p>$6,22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3.8605860300054">
            <text:p>$3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90570142222976">
            <text:p>$7,91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5.57320754716981">
            <text:p>$5,57</text:p>
          </table:table-cell>
          <table:table-cell table:formula="of:=[.E13]*(1+[.F14])" office:value-type="currency" office:currency="USD" office:value="7.29409658796">
            <text:p>$7,2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4.59651812528408">
            <text:p>$4,60</text:p>
          </table:table-cell>
          <table:table-cell table:formula="of:=[.H13]*(1+[.I14])" office:value-type="currency" office:currency="USD" office:value="6.27968753125584">
            <text:p>$6,28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3.54471990027769">
            <text:p>$3,5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38004350756355">
            <text:p>$8,3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5.57320754716981">
            <text:p>$5,57</text:p>
          </table:table-cell>
          <table:table-cell table:formula="of:=[.E14]*(1+[.F15])" office:value-type="currency" office:currency="USD" office:value="7.658801417358">
            <text:p>$7,66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4.46883706624841">
            <text:p>$4,47</text:p>
          </table:table-cell>
          <table:table-cell table:formula="of:=[.H14]*(1+[.I15])" office:value-type="currency" office:currency="USD" office:value="6.3424844065684">
            <text:p>$6,34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3.25469736298224">
            <text:p>$3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88284611801736">
            <text:p>$8,88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5.57320754716981">
            <text:p>$5,57</text:p>
          </table:table-cell>
          <table:table-cell table:formula="of:=[.E15]*(1+[.F16])" office:value-type="currency" office:currency="USD" office:value="7.96515347405232">
            <text:p>$7,97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4.30332458231328">
            <text:p>$4,30</text:p>
          </table:table-cell>
          <table:table-cell table:formula="of:=[.H15]*(1+[.I16])" office:value-type="currency" office:currency="USD" office:value="6.40590925063408">
            <text:p>$6,4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9884039423746">
            <text:p>$2,9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41581688509841">
            <text:p>$9,42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5.57320754716981">
            <text:p>$5,57</text:p>
          </table:table-cell>
          <table:table-cell table:formula="of:=[.E16]*(1+[.F17])" office:value-type="currency" office:currency="USD" office:value="8.36341114775494">
            <text:p>$8,36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4.18378778836014">
            <text:p>$4,18</text:p>
          </table:table-cell>
          <table:table-cell table:formula="of:=[.H16]*(1+[.I17])" office:value-type="currency" office:currency="USD" office:value="6.46996834314042">
            <text:p>$6,4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2.74389816527122">
            <text:p>$2,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98076589820431">
            <text:p>$9,98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5.57320754716981">
            <text:p>$5,57</text:p>
          </table:table-cell>
          <table:table-cell table:formula="of:=[.E17]*(1+[.F18])" office:value-type="currency" office:currency="USD" office:value="8.69794759366514">
            <text:p>$8,7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02883268508754">
            <text:p>$4,03</text:p>
          </table:table-cell>
          <table:table-cell table:formula="of:=[.H17]*(1+[.I18])" office:value-type="currency" office:currency="USD" office:value="6.53466802657183">
            <text:p>$6,53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2.51939740629449">
            <text:p>$2,5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8.4275228909128">
            <text:p>$58,43</text:p>
          </table:table-cell>
          <table:table-cell/>
          <table:table-cell table:style-name="ce7"/>
          <table:table-cell table:formula="of:=SUM([.G8:.G18])" office:value-type="currency" office:currency="USD" office:value="49.6839189888619">
            <text:p>$49,68</text:p>
          </table:table-cell>
          <table:table-cell/>
          <table:table-cell table:style-name="ce8"/>
          <table:table-cell table:formula="of:=SUM([.J8:.J18])" office:value-type="currency" office:currency="USD" office:value="40.3354430734587">
            <text:p>$40,3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9.653786167678">
            <text:p>$179,65</text:p>
          </table:table-cell>
          <table:table-cell table:style-name="ce5"/>
          <table:table-cell table:formula="of:=[.B20]/(1+[.D2])^([.A18]+1/2)" office:value-type="currency" office:currency="USD" office:value="97.4371985738792">
            <text:p>$97,44</text:p>
          </table:table-cell>
          <table:table-cell table:formula="of:=[.E18]*[.D5]" office:value-type="currency" office:currency="USD" office:value="156.563056685972">
            <text:p>$156,56</text:p>
          </table:table-cell>
          <table:table-cell table:style-name="ce7"/>
          <table:table-cell table:formula="of:=[.E20]/(1+[.D3])^([.A18]+1/2)" office:value-type="currency" office:currency="USD" office:value="69.7814290576576">
            <text:p>$69,78</text:p>
          </table:table-cell>
          <table:table-cell table:formula="of:=[.H18]*[.D5]" office:value-type="currency" office:currency="USD" office:value="117.624024478293">
            <text:p>$117,62</text:p>
          </table:table-cell>
          <table:table-cell table:style-name="ce8"/>
          <table:table-cell table:formula="of:=[.H20]/(1+[.D4])^([.A18]+1/2)" office:value-type="currency" office:currency="USD" office:value="43.2387211381951">
            <text:p>$43,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.12.2021</text:date>, <text:time>17:2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4T17:20:00.54</dc:date>
    <dc:creator>aaa </dc:creator>
    <meta:editing-duration>P2DT17H13M57S</meta:editing-duration>
    <meta:editing-cycles>41</meta:editing-cycles>
    <meta:generator>OpenOffice/4.1.5$Win32 OpenOffice.org_project/415m1$Build-9789</meta:generator>
    <meta:document-statistic meta:table-count="5" meta:cell-count="691" meta:object-count="0"/>
  </office:meta>
</office:document-meta>
</file>